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8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3" table:number-columns-repeated="1020" table:default-cell-style-name="Default"/>
        <table:table-column table:style-name="co5" table:number-columns-repeated="15360" table:default-cell-style-name="Default"/>
        <table:table-row table:style-name="ro1">
          <table:table-cell table:style-name="ce37" office:value-type="string" calcext:value-type="string">
            <text:p>Konami 054539 - From Racing Force (no RAM)</text:p>
          </table:table-cell>
          <table:table-cell table:number-columns-repeated="16383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5" office:value-type="string" calcext:value-type="string">
            <text:p>Top-left → bottom-left</text:p>
          </table:table-cell>
          <table:table-cell table:style-name="ce12" table:number-columns-repeated="3"/>
          <table:table-cell table:style-name="ce38" table:number-columns-repeated="1015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style-name="ce1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INTCK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5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2LRCK to 056800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2DTCK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xAXDT to 056800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xREDT to 056800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xFRDT to 056800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AXLR0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TOP2DTCK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SOUTx from DSP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8" table:number-columns-repeated="1637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8" table:number-columns-repeated="16375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TOPCK</text:p>
          </table:table-cell>
          <table:table-cell table:style-name="ce54" table:number-columns-repeated="5"/>
          <table:table-cell table:style-name="ce50" table:number-columns-repeated="1637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51" table:number-columns-repeated="1637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5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Use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Use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Use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Used</text:p>
          </table:table-cell>
          <table:table-cell table:style-name="ce54" table:number-columns-repeated="5"/>
          <table:table-cell table:style-name="ce51" table:number-columns-repeated="16375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43" office:value-type="float" office:value="73" calcext:value-type="float">
            <text:p>73</text:p>
          </table:table-cell>
          <table:table-cell table:style-name="ce43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xROCS ANDe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TOPxROOE ANDed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6-02T01:50:34.977000000</dc:date>
    <meta:editing-duration>PT20H20M22S</meta:editing-duration>
    <meta:editing-cycles>49</meta:editing-cycles>
    <meta:document-statistic meta:table-count="3" meta:cell-count="524" meta:object-count="0"/>
  </office:meta>
</office:document-meta>
</file>